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17cm" svg:stroke-color="#ffffff" draw:fill="none" fo:padding-top="0.008cm" fo:padding-bottom="0.008cm" fo:padding-left="0.008cm" fo:padding-right="0.008cm"/>
    </style:style>
    <style:style style:name="gr3" style:family="graphic" style:parent-style-name="standard">
      <style:graphic-properties draw:stroke="solid" svg:stroke-width="0.017cm" svg:stroke-color="#000000" draw:fill="none" fo:padding-top="0.008cm" fo:padding-bottom="0.008cm" fo:padding-left="0.008cm" fo:padding-right="0.008cm"/>
    </style:style>
    <style:style style:name="gr4" style:family="graphic" style:parent-style-name="standard">
      <style:graphic-properties draw:stroke="none" draw:fill="none" draw:textarea-horizontal-align="left" draw:textarea-vertical-align="top" draw:auto-grow-height="true" draw:auto-grow-width="true" fo:min-height="0.352cm" fo:min-width="0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352cm" fo:min-width="0.294cm" fo:padding-top="0cm" fo:padding-bottom="0cm" fo:padding-left="0cm" fo:padding-right="0cm"/>
    </style:style>
    <style:style style:name="gr6" style:family="graphic" style:parent-style-name="standard">
      <style:graphic-properties draw:stroke="dash" draw:stroke-dash="Fine_20_Dashed" svg:stroke-width="0.127cm" svg:stroke-color="#000000" draw:marker-start-width="0.356cm" draw:marker-end-width="0.356cm" draw:fill="none" fo:padding-top="0.063cm" fo:padding-bottom="0.063cm" fo:padding-left="0.063cm" fo:padding-right="0.063cm"/>
    </style:style>
    <style:style style:name="gr7" style:family="graphic" style:parent-style-name="standard">
      <style:graphic-properties draw:stroke="solid" svg:stroke-width="0.025cm" svg:stroke-color="#999999" draw:marker-start-width="0.203cm" draw:marker-end-width="0.203cm" draw:fill="none" fo:padding-top="0.012cm" fo:padding-bottom="0.012cm" fo:padding-left="0.012cm" fo:padding-right="0.012cm"/>
    </style:style>
    <style:style style:name="gr8" style:family="graphic" style:parent-style-name="standard">
      <style:graphic-properties draw:stroke="none" draw:fill="none" draw:textarea-horizontal-align="left" draw:textarea-vertical-align="top" draw:auto-grow-height="true" draw:auto-grow-width="true" fo:min-height="0.352cm" fo:min-width="0.206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1.176cm" fo:min-width="0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41cm" fo:min-width="0.7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37cm" fo:min-width="0.787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37cm" fo:min-width="1.645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37cm" fo:min-width="0.198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37cm" fo:min-width="0.88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36cm" fo:min-width="0.884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37cm" fo:min-width="0.689cm" fo:padding-top="0cm" fo:padding-bottom="0cm" fo:padding-left="0cm" fo:padding-right="0cm"/>
    </style:style>
    <style:style style:name="gr17" style:family="graphic" style:parent-style-name="standard">
      <style:graphic-properties draw:stroke="solid" svg:stroke-width="0.017cm" svg:stroke-color="#666666" draw:fill="none" fo:padding-top="0.008cm" fo:padding-bottom="0.008cm" fo:padding-left="0.008cm" fo:padding-right="0.008cm"/>
    </style:style>
    <style:style style:name="gr18" style:family="graphic" style:parent-style-name="standard">
      <style:graphic-properties draw:stroke="dash" draw:stroke-dash="Ultrafine_20_2_20_Dots_20_3_20_Dashes" svg:stroke-width="0.127cm" svg:stroke-color="#000000" draw:marker-start-width="0.356cm" draw:marker-end-width="0.356cm" draw:fill="none" fo:padding-top="0.063cm" fo:padding-bottom="0.063cm" fo:padding-left="0.063cm" fo:padding-right="0.063cm"/>
    </style:style>
    <style:style style:name="gr19" style:family="graphic" style:parent-style-name="standard">
      <style:graphic-properties draw:stroke="none" draw:fill="none" draw:textarea-horizontal-align="left" draw:textarea-vertical-align="top" draw:auto-grow-height="true" draw:auto-grow-width="true" fo:min-height="0.065cm" fo:min-width="3.632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508cm" fo:min-width="5.58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81cm" fo:min-width="0.231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81cm" fo:min-width="0.23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81cm" fo:min-width="0.458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81cm" fo:min-width="0.781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23cm" fo:min-width="0.157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8cm" fo:min-width="0.23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81cm" fo:min-width="0.573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8cm" fo:min-width="0.573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8cm" fo:min-width="0.781cm" fo:padding-top="0cm" fo:padding-bottom="0cm" fo:padding-left="0cm" fo:padding-right="0cm"/>
    </style:style>
    <style:style style:name="gr30" style:family="graphic" style:parent-style-name="standard">
      <style:graphic-properties draw:stroke="dash" draw:stroke-dash="Ultrafine_20_2_20_Dots_20_3_20_Dashes" svg:stroke-width="0.127cm" svg:stroke-color="#000000" draw:marker-start-width="0.356cm" draw:marker-end-width="0.356cm" draw:fill="none" fo:padding-top="0.063cm" fo:padding-bottom="0.063cm" fo:padding-left="0.063cm" fo:padding-right="0.063cm"/>
    </style:style>
    <style:style style:name="gr31" style:family="graphic" style:parent-style-name="standard">
      <style:graphic-properties draw:stroke="none" draw:fill="none" draw:textarea-horizontal-align="left" draw:textarea-vertical-align="top" draw:auto-grow-height="true" draw:auto-grow-width="true" fo:min-height="0.723cm" fo:min-width="0.32cm" fo:padding-top="0cm" fo:padding-bottom="0cm" fo:padding-left="0cm" fo:padding-right="0cm"/>
    </style:style>
    <style:style style:name="P1" style:family="paragraph">
      <style:paragraph-properties fo:text-align="start" style:writing-mode="lr-tb"/>
    </style:style>
    <style:style style:name="P2" style:family="paragraph">
      <style:text-properties fo:font-size="24pt" style:font-size-asian="24pt" style:font-size-complex="24pt"/>
    </style:style>
    <style:style style:name="P3" style:family="paragraph">
      <style:paragraph-properties fo:text-align="start" style:writing-mode="lr-tb"/>
      <style:text-properties fo:font-size="24pt" style:font-size-asian="24pt" style:font-size-complex="24pt"/>
    </style:style>
    <style:style style:name="P4" style:family="paragraph">
      <style:paragraph-properties fo:text-align="start" style:writing-mode="lr-tb"/>
      <style:text-properties fo:font-size="16pt" style:font-size-asian="16pt" style:font-size-complex="16pt"/>
    </style:style>
    <style:style style:name="P5" style:family="paragraph">
      <style:paragraph-properties fo:text-align="start" style:writing-mode="lr-tb"/>
      <style:text-properties fo:font-size="10pt" style:font-size-asian="10pt" style:font-size-complex="10pt"/>
    </style:style>
    <style:style style:name="T1" style:family="text">
      <style:text-properties fo:color="#000000" fo:font-family="Helvetica" fo:font-size="24pt" style:font-size-asian="24pt" style:font-family-complex="Helvetica" style:font-size-complex="24pt"/>
    </style:style>
    <style:style style:name="T2" style:family="text">
      <style:text-properties fo:color="#000000" fo:font-family="Helvetica" fo:font-size="16pt" style:font-size-asian="16pt" style:font-family-complex="Helvetica" style:font-size-complex="16pt"/>
    </style:style>
    <style:style style:name="T3" style:family="text">
      <style:text-properties fo:color="#000000" fo:font-family="Helvetica" fo:font-size="16pt" style:font-size-asian="16pt" style:font-family-complex="Helvetica" style:font-size-complex="16pt"/>
    </style:style>
    <style:style style:name="T4" style:family="text">
      <style:text-properties fo:color="#000000" fo:font-family="Helvetica" fo:font-size="10pt" style:font-size-asian="10pt" style:font-family-complex="Helvetica"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master-page3">
        <draw:polygon draw:style-name="gr1" draw:layer="layout" svg:width="18.012cm" svg:height="18.269cm" svg:x="0cm" svg:y="-1.196cm" svg:viewBox="0 0 18013 18270" draw:points="0,18270 18013,18270 18013,0 0,0">
          <text:p/>
        </draw:polygon>
        <draw:polygon draw:style-name="gr1" draw:layer="layout" svg:width="15.511cm" svg:height="16.324cm" svg:x="0.588cm" svg:y="0.303cm" svg:viewBox="0 0 15512 16325" draw:points="0,16325 15512,16325 15512,0 0,0">
          <text:p/>
        </draw:polygon>
        <draw:polyline draw:style-name="gr2" draw:layer="layout" svg:width="15.511cm" svg:height="16.324cm" svg:x="0.588cm" svg:y="0.303cm" svg:viewBox="0 0 15512 16325" draw:points="0,16325 0,0 15512,0 15512,16325 0,16325">
          <text:p/>
        </draw:polyline>
        <draw:line draw:style-name="gr3" draw:layer="layout" svg:x1="0.588cm" svg:y1="16.627cm" svg:x2="16.099cm" svg:y2="16.627cm">
          <text:p/>
        </draw:line>
        <draw:line draw:style-name="gr3" draw:layer="layout" svg:x1="0.588cm" svg:y1="16.627cm" svg:x2="0.588cm" svg:y2="0.303cm">
          <text:p/>
        </draw:line>
        <draw:line draw:style-name="gr3" draw:layer="layout" svg:x1="0.588cm" svg:y1="16.627cm" svg:x2="0.588cm" svg:y2="16.457cm">
          <text:p/>
        </draw:line>
        <draw:line draw:style-name="gr3" draw:layer="layout" svg:x1="2.137cm" svg:y1="16.627cm" svg:x2="2.137cm" svg:y2="16.457cm">
          <text:p/>
        </draw:line>
        <draw:line draw:style-name="gr3" draw:layer="layout" svg:x1="3.687cm" svg:y1="16.627cm" svg:x2="3.687cm" svg:y2="16.457cm">
          <text:p/>
        </draw:line>
        <draw:line draw:style-name="gr3" draw:layer="layout" svg:x1="5.236cm" svg:y1="16.627cm" svg:x2="5.236cm" svg:y2="16.457cm">
          <text:p/>
        </draw:line>
        <draw:line draw:style-name="gr3" draw:layer="layout" svg:x1="6.786cm" svg:y1="16.627cm" svg:x2="6.786cm" svg:y2="16.457cm">
          <text:p/>
        </draw:line>
        <draw:line draw:style-name="gr3" draw:layer="layout" svg:x1="8.343cm" svg:y1="16.627cm" svg:x2="8.343cm" svg:y2="16.457cm">
          <text:p/>
        </draw:line>
        <draw:line draw:style-name="gr3" draw:layer="layout" svg:x1="9.893cm" svg:y1="16.627cm" svg:x2="9.893cm" svg:y2="16.457cm">
          <text:p/>
        </draw:line>
        <draw:line draw:style-name="gr3" draw:layer="layout" svg:x1="11.442cm" svg:y1="16.627cm" svg:x2="11.442cm" svg:y2="16.457cm">
          <text:p/>
        </draw:line>
        <draw:line draw:style-name="gr3" draw:layer="layout" svg:x1="12.992cm" svg:y1="16.627cm" svg:x2="12.992cm" svg:y2="16.457cm">
          <text:p/>
        </draw:line>
        <draw:line draw:style-name="gr3" draw:layer="layout" svg:x1="14.541cm" svg:y1="16.627cm" svg:x2="14.541cm" svg:y2="16.457cm">
          <text:p/>
        </draw:line>
        <draw:line draw:style-name="gr3" draw:layer="layout" svg:x1="16.099cm" svg:y1="16.627cm" svg:x2="16.099cm" svg:y2="16.457cm">
          <text:p/>
        </draw:line>
        <draw:line draw:style-name="gr3" draw:layer="layout" svg:x1="0.588cm" svg:y1="16.627cm" svg:x2="0.749cm" svg:y2="16.627cm">
          <text:p/>
        </draw:line>
        <draw:line draw:style-name="gr3" draw:layer="layout" svg:x1="0.588cm" svg:y1="14.29cm" svg:x2="0.749cm" svg:y2="14.29cm">
          <text:p/>
        </draw:line>
        <draw:frame draw:style-name="gr4" draw:text-style-name="P2" draw:layer="layout" svg:width="1.179cm" svg:height="1.051cm" svg:x="-0.008cm" svg:y="15.303cm">
          <draw:text-box>
            <text:p text:style-name="P1"><text:span text:style-name="T1">0.0</text:span></text:p>
          </draw:text-box>
        </draw:frame>
        <draw:line draw:style-name="gr3" draw:layer="layout" svg:x1="0.588cm" svg:y1="11.961cm" svg:x2="0.749cm" svg:y2="11.961cm">
          <text:p/>
        </draw:line>
        <draw:frame draw:style-name="gr5" draw:text-style-name="P2" draw:layer="layout" svg:width="1.179cm" svg:height="1.051cm" svg:x="0.004cm" svg:y="13.367cm">
          <draw:text-box>
            <text:p text:style-name="P1"><text:span text:style-name="T1">0.2</text:span></text:p>
          </draw:text-box>
        </draw:frame>
        <draw:line draw:style-name="gr3" draw:layer="layout" svg:x1="0.588cm" svg:y1="9.625cm" svg:x2="0.749cm" svg:y2="9.625cm">
          <text:p/>
        </draw:line>
        <draw:frame draw:style-name="gr5" draw:text-style-name="P2" draw:layer="layout" svg:width="1.179cm" svg:height="1.051cm" svg:x="0.004cm" svg:y="11.838cm">
          <draw:text-box>
            <text:p text:style-name="P1"><text:span text:style-name="T1">0.4</text:span></text:p>
          </draw:text-box>
        </draw:frame>
        <draw:line draw:style-name="gr3" draw:layer="layout" svg:x1="0.588cm" svg:y1="7.296cm" svg:x2="0.749cm" svg:y2="7.296cm">
          <text:p/>
        </draw:line>
        <draw:frame draw:style-name="gr5" draw:text-style-name="P2" draw:layer="layout" svg:width="1.179cm" svg:height="1.051cm" svg:x="0.004cm" svg:y="9.502cm">
          <draw:text-box>
            <text:p text:style-name="P1"><text:span text:style-name="T1">0.6</text:span></text:p>
          </draw:text-box>
        </draw:frame>
        <draw:line draw:style-name="gr3" draw:layer="layout" svg:x1="0.588cm" svg:y1="4.96cm" svg:x2="0.749cm" svg:y2="4.96cm">
          <text:p/>
        </draw:line>
        <draw:frame draw:style-name="gr5" draw:text-style-name="P2" draw:layer="layout" svg:width="1.179cm" svg:height="1.051cm" svg:x="0.004cm" svg:y="7.173cm">
          <draw:text-box>
            <text:p text:style-name="P1"><text:span text:style-name="T1">0.8</text:span></text:p>
          </draw:text-box>
        </draw:frame>
        <draw:line draw:style-name="gr3" draw:layer="layout" svg:x1="0.588cm" svg:y1="2.631cm" svg:x2="0.749cm" svg:y2="2.631cm">
          <text:p/>
        </draw:line>
        <draw:frame draw:style-name="gr4" draw:text-style-name="P2" draw:layer="layout" svg:width="1.179cm" svg:height="1.051cm" svg:x="-0.008cm" svg:y="4.836cm">
          <draw:text-box>
            <text:p text:style-name="P1"><text:span text:style-name="T1">1.0</text:span></text:p>
          </draw:text-box>
        </draw:frame>
        <draw:line draw:style-name="gr3" draw:layer="layout" svg:x1="0.588cm" svg:y1="0.303cm" svg:x2="0.749cm" svg:y2="0.303cm">
          <text:p/>
        </draw:line>
        <draw:frame draw:style-name="gr5" draw:text-style-name="P2" draw:layer="layout" svg:width="1.179cm" svg:height="1.051cm" svg:x="0.004cm" svg:y="2.508cm">
          <draw:text-box>
            <text:p text:style-name="P1"><text:span text:style-name="T1">1.2</text:span></text:p>
          </draw:text-box>
        </draw:frame>
        <draw:polyline draw:style-name="gr6" draw:layer="layout" svg:width="2.083cm" svg:height="4.471cm" svg:x="12.678cm" svg:y="12.156cm" svg:viewBox="0 0 2084 4472" draw:points="0,0 26,390 43,186 68,567 85,855 102,1059 127,1280 144,1305 170,1695 187,1669 212,1932 229,1999 254,2338 271,2609 297,2584 314,2694 339,2880 356,3015 381,3108 398,3320 424,3379 441,3473 466,3566 483,3481 508,3743 525,3727 551,3701 568,3794 593,3870 610,3964 627,4057 652,4074 669,4116 695,4116 712,4057 737,4133 754,4175 779,4260 796,4175 822,4294 839,4268 864,4345 881,4294 906,4328 923,4328 949,4336 966,4378 991,4345 1008,4319 1033,4353 1050,4387 1076,4404 1093,4395 1109,4412 1135,4353 1152,4412 1177,4429 1194,4412 1220,4412 1236,4404 1262,4429 1279,4429 1304,4438 1321,4438 1347,4421 1363,4446 1389,4429 1406,4463 1431,4446 1448,4446 1474,4455 1490,4438 1516,4438 1533,4455 1558,4446 1575,4455 1601,4463 1617,4463 1634,4446 1660,4463 1677,4446 1702,4472 1744,4472 1761,4446 1787,4463 1804,4463 1829,4472 1846,4463 1871,4472 1888,4472 1915,4463 1957,4463 1974,4472 1999,4472 2016,4463 2042,4463 2059,4472 2084,4472">
          <text:p/>
        </draw:polyline>
        <draw:polyline draw:style-name="gr6" draw:layer="layout" svg:width="2.074cm" svg:height="10.169cm" svg:x="10.604cm" svg:y="4.739cm" svg:viewBox="0 0 2075 10170" draw:points="0,10170 17,9941 42,9780 59,9484 85,9442 102,9391 127,9078 144,9137 161,8985 186,8985 203,8714 229,8477 246,8197 271,7969 288,8180 313,8002 330,7630 356,7503 373,7342 398,7096 415,7147 440,7054 457,6538 483,6250 500,6182 525,6174 542,5479 567,5360 584,5106 610,5419 627,5301 652,4691 669,4496 686,4335 711,4149 728,3895 754,3980 770,3497 796,3158 813,3565 838,3015 855,3015 881,2718 897,2354 923,1990 940,1694 965,1931 982,1448 1008,1533 1024,1389 1050,1338 1067,1279 1092,1745 1109,915 1135,1313 1151,568 1168,102 1194,881 1211,432 1236,432 1253,0 1278,534 1295,441 1321,483 1338,170 1363,678 1380,686 1405,517 1422,458 1448,1067 1465,847 1490,1110 1507,889 1532,1135 1549,1414 1575,1389 1592,1965 1617,1770 1634,2253 1659,2261 1676,2803 1693,2566 1719,3074 1736,2938 1761,3971 1778,3709 1803,3734 1820,4124 1847,4606 1864,4555 1889,4826 1906,4852 1931,5437 1948,5691 1974,6038 1991,6250 2016,6961 2033,6885 2058,7266 2075,7418">
          <text:p/>
        </draw:polyline>
        <draw:polyline draw:style-name="gr6" draw:layer="layout" svg:width="2.083cm" svg:height="2.109cm" svg:x="8.521cm" svg:y="14.518cm" svg:viewBox="0 0 2084 2110" draw:points="0,2093 26,2110 43,2110 68,2093 85,2101 110,2093 127,2076 170,2076 195,2093 212,2093 229,2084 254,2084 271,2101 297,2093 313,2101 339,2093 356,2050 381,2084 398,2101 424,2084 440,2101 466,2076 508,2076 525,2093 551,2093 567,2084 593,2076 610,2084 635,2076 652,2101 678,2093 694,2059 711,2076 737,2076 754,2050 779,2050 796,2084 821,2050 838,2050 864,2042 881,2025 906,2059 923,2059 948,2016 965,2050 991,2016 1008,2059 1033,2042 1050,2050 1075,1991 1092,2042 1118,2000 1135,2016 1160,1966 1177,1949 1202,1957 1219,1932 1236,1898 1262,1949 1279,1923 1304,1881 1321,1830 1346,1839 1363,1932 1389,1898 1406,1881 1431,1779 1448,1720 1473,1695 1490,1839 1516,1720 1533,1712 1558,1695 1575,1576 1600,1576 1617,1661 1643,1602 1660,1458 1685,1373 1702,1407 1719,1339 1744,1373 1761,1161 1787,1212 1804,1170 1829,1085 1846,1077 1871,1017 1888,814 1915,865 1932,721 1957,670 1974,543 1999,713 2016,332 2042,0 2059,43 2084,391">
          <text:p/>
        </draw:polyline>
        <draw:polyline draw:style-name="gr6" draw:layer="layout" svg:width="1.363cm" svg:height="0.034cm" svg:x="7.158cm" svg:y="16.593cm" svg:viewBox="0 0 1364 35" draw:points="0,18 25,35 42,35 59,18 85,35 356,35 381,18 398,35 423,26 440,35 466,26 483,35 525,35 550,26 567,26 584,35 610,9 627,9 652,26 711,26 737,18 754,26 779,26 796,0 821,35 838,9 864,9 881,18 906,18 923,9 948,18 965,26 991,18 1008,35 1034,35 1051,18 1068,26 1136,26 1153,35 1178,9 1195,35 1220,26 1237,9 1263,26 1280,35 1305,18 1322,9 1347,18 1364,18">
          <text:p/>
        </draw:polyline>
        <draw:polyline draw:style-name="gr7" draw:layer="layout" svg:width="1.761cm" svg:height="2.329cm" svg:x="11.612cm" svg:y="14.298cm" svg:viewBox="0 0 1762 2330" draw:points="0,0 16,390 42,559 59,483 76,534 93,610 110,661 127,932 143,881 160,1016 177,1101 194,991 220,1279 237,1338 254,1211 270,1414 287,1296 304,1482 321,1592 338,1482 355,1719 372,1736 389,1702 414,1770 431,1812 448,1880 465,1905 482,1863 499,2033 516,1939 533,2050 550,2067 567,2118 592,2084 609,2135 626,2169 643,2109 660,2203 677,2194 694,2203 711,2203 729,2220 746,2253 763,2279 788,2203 805,2228 822,2245 839,2211 856,2262 873,2279 890,2245 906,2296 923,2236 940,2279 966,2296 983,2287 1000,2313 1017,2321 1033,2296 1050,2313 1067,2296 1084,2313 1101,2287 1118,2330 1144,2313 1160,2313 1177,2304 1194,2313 1228,2313 1245,2330 1262,2330 1279,2321 1313,2321 1338,2330 1355,2321 1372,2330 1406,2330 1423,2321 1457,2321 1474,2330 1516,2330 1533,2321 1550,2330 1567,2330 1584,2321 1601,2330 1762,2330">
          <text:p/>
        </draw:polyline>
        <draw:polyline draw:style-name="gr7" draw:layer="layout" svg:width="1.753cm" svg:height="7.095cm" svg:x="9.859cm" svg:y="7.313cm" svg:viewBox="0 0 1754 7096" draw:points="0,940 17,330 34,974 51,381 68,542 85,779 102,119 118,551 144,330 161,93 178,432 195,195 212,466 229,136 245,60 262,940 279,364 296,0 322,212 339,288 356,584 372,356 389,119 406,855 423,678 440,364 457,728 474,68 499,517 516,974 533,483 550,974 567,906 584,745 601,644 618,805 635,957 652,889 670,1076 695,1558 712,1431 729,2049 746,1804 763,1490 780,1550 797,1406 814,2176 831,1694 848,2210 873,2066 890,1753 907,1914 924,2379 941,2405 958,2557 975,2549 992,2456 1008,2346 1025,2464 1042,2786 1068,2947 1085,3353 1102,2904 1119,3065 1135,2964 1152,3048 1169,3362 1186,3031 1203,3836 1220,3759 1246,3810 1262,4225 1279,3700 1296,3692 1313,4090 1330,4242 1347,4140 1364,4318 1381,4598 1398,4911 1423,4860 1440,5055 1457,5123 1474,5182 1491,4928 1508,5351 1525,5605 1542,5698 1559,5749 1576,6079 1593,6079 1618,6139 1635,6122 1652,6537 1669,6562 1686,6613 1703,6748 1720,6833 1737,7096 1754,6986">
          <text:p/>
        </draw:polyline>
        <draw:polyline draw:style-name="gr7" draw:layer="layout" svg:width="1.761cm" svg:height="8.543cm" svg:x="8.098cm" svg:y="7.923cm" svg:viewBox="0 0 1762 8544" draw:points="0,8544 17,8476 34,8518 59,8484 76,8510 93,8510 110,8484 127,8493 144,8510 161,8442 178,8459 195,8434 212,8357 237,8341 254,8417 271,8222 288,8298 305,8273 322,8256 339,8290 355,8290 372,8281 389,8137 406,8163 432,8078 449,8078 466,7892 482,7841 499,7993 516,7883 533,7748 550,7748 567,7689 584,7782 609,7655 626,7595 643,7536 660,7426 677,7282 694,7308 712,7333 729,7240 746,7164 763,7003 780,6986 805,6825 822,6960 839,6563 856,6673 873,6740 890,6190 907,6148 924,6198 941,5877 958,6097 983,5817 1000,5665 1017,5343 1034,5521 1051,5690 1068,5284 1085,5225 1102,4886 1118,4607 1135,4844 1161,4691 1178,4471 1195,4082 1212,4141 1229,4217 1245,3625 1262,3769 1279,3498 1296,3455 1313,3142 1330,3294 1356,3057 1372,2626 1389,2304 1406,2253 1423,2219 1440,2118 1457,1991 1474,1711 1491,1770 1508,1813 1533,1779 1550,1576 1567,1330 1584,1262 1601,881 1618,881 1635,1008 1652,313 1669,822 1686,0 1711,152 1728,347 1745,85 1762,330">
          <text:p/>
        </draw:polyline>
        <draw:polyline draw:style-name="gr7" draw:layer="layout" svg:width="1.152cm" svg:height="0.17cm" svg:x="6.946cm" svg:y="16.457cm" svg:viewBox="0 0 1153 171" draw:points="0,154 17,171 34,162 51,162 68,171 110,171 127,162 144,171 161,154 178,162 195,128 212,145 229,154 305,154 322,145 339,154 356,162 373,145 390,120 407,137 424,145 441,154 458,145 483,162 500,154 517,154 534,137 551,154 568,162 585,137 602,145 618,128 678,128 695,137 712,137 729,162 745,93 762,128 779,102 796,137 813,76 839,128 856,76 872,111 889,68 906,85 923,128 940,34 957,43 991,43 1008,85 1033,76 1050,68 1067,17 1084,17 1101,0 1119,51 1136,51 1153,9">
          <text:p/>
        </draw:polyline>
        <draw:frame draw:style-name="gr5" draw:text-style-name="P2" draw:layer="layout" svg:width="1.179cm" svg:height="1.051cm" svg:x="0.004cm" svg:y="0.18cm">
          <draw:text-box>
            <text:p text:style-name="P1"><text:span text:style-name="T1">1.4</text:span></text:p>
          </draw:text-box>
        </draw:frame>
        <draw:frame draw:style-name="gr8" draw:text-style-name="P2" draw:layer="layout" svg:width="0.967cm" svg:height="1.051cm" svg:x="1.841cm" svg:y="16cm">
          <draw:text-box>
            <text:p text:style-name="P1"><text:span text:style-name="T1">−</text:span><text:span text:style-name="T1">5</text:span></text:p>
          </draw:text-box>
        </draw:frame>
        <draw:frame draw:style-name="gr8" draw:text-style-name="P2" draw:layer="layout" svg:width="0.967cm" svg:height="1.051cm" svg:x="0.492cm" svg:y="15.967cm">
          <draw:text-box>
            <text:p text:style-name="P1"><text:span text:style-name="T1">−</text:span><text:span text:style-name="T1">6</text:span></text:p>
          </draw:text-box>
        </draw:frame>
        <draw:frame draw:style-name="gr8" draw:text-style-name="P2" draw:layer="layout" svg:width="0.967cm" svg:height="1.051cm" svg:x="3.39cm" svg:y="16cm">
          <draw:text-box>
            <text:p text:style-name="P3"><text:span text:style-name="T1">−</text:span><text:span text:style-name="T1">4</text:span></text:p>
          </draw:text-box>
        </draw:frame>
        <draw:frame draw:style-name="gr8" draw:text-style-name="P2" draw:layer="layout" svg:width="0.967cm" svg:height="1.051cm" svg:x="4.94cm" svg:y="16cm">
          <draw:text-box>
            <text:p text:style-name="P3"><text:span text:style-name="T1">−</text:span><text:span text:style-name="T1">3</text:span></text:p>
          </draw:text-box>
        </draw:frame>
        <draw:frame draw:style-name="gr8" draw:text-style-name="P2" draw:layer="layout" svg:width="0.967cm" svg:height="1.051cm" svg:x="6.489cm" svg:y="16cm">
          <draw:text-box>
            <text:p text:style-name="P3"><text:span text:style-name="T1">−</text:span><text:span text:style-name="T1">2</text:span></text:p>
          </draw:text-box>
        </draw:frame>
        <draw:frame draw:style-name="gr8" draw:text-style-name="P2" draw:layer="layout" svg:width="0.967cm" svg:height="1.051cm" svg:x="8.047cm" svg:y="16cm">
          <draw:text-box>
            <text:p text:style-name="P1"><text:span text:style-name="T1">−</text:span><text:span text:style-name="T1">1</text:span></text:p>
          </draw:text-box>
        </draw:frame>
        <draw:frame draw:style-name="gr4" draw:text-style-name="P2" draw:layer="layout" svg:width="0.472cm" svg:height="1.051cm" svg:x="9.8cm" svg:y="16cm">
          <draw:text-box>
            <text:p text:style-name="P3"><text:span text:style-name="T1">0</text:span></text:p>
          </draw:text-box>
        </draw:frame>
        <draw:frame draw:style-name="gr4" draw:text-style-name="P2" draw:layer="layout" svg:width="0.472cm" svg:height="1.051cm" svg:x="11.349cm" svg:y="16cm">
          <draw:text-box>
            <text:p text:style-name="P3"><text:span text:style-name="T1">1</text:span></text:p>
          </draw:text-box>
        </draw:frame>
        <draw:frame draw:style-name="gr4" draw:text-style-name="P2" draw:layer="layout" svg:width="0.472cm" svg:height="1.051cm" svg:x="12.898cm" svg:y="16cm">
          <draw:text-box>
            <text:p text:style-name="P3"><text:span text:style-name="T1">2</text:span></text:p>
          </draw:text-box>
        </draw:frame>
        <draw:frame draw:style-name="gr9" draw:text-style-name="P3" draw:layer="layout" svg:width="0.472cm" svg:height="1.176cm" svg:x="14.448cm" svg:y="15.975cm">
          <draw:text-box>
            <text:p text:style-name="P3"><text:span text:style-name="T1">3</text:span></text:p>
          </draw:text-box>
        </draw:frame>
        <draw:frame draw:style-name="gr4" draw:text-style-name="P2" draw:layer="layout" svg:width="0.472cm" svg:height="1.051cm" svg:x="15.706cm" svg:y="16cm">
          <draw:text-box>
            <text:p text:style-name="P3"><text:span text:style-name="T1">4</text:span></text:p>
          </draw:text-box>
        </draw:frame>
      </draw:page>
      <draw:page draw:name="page2" draw:style-name="dp1" draw:master-page-name="master-page3">
        <draw:polygon draw:style-name="gr1" draw:layer="layout" svg:width="11.531cm" svg:height="13.942cm" svg:x="2.667cm" svg:y="0.889cm" svg:viewBox="0 0 11532 13943" draw:points="0,13943 11532,13943 11532,0 0,0">
          <text:p/>
        </draw:polygon>
        <draw:polyline draw:style-name="gr2" draw:layer="layout" svg:width="11.531cm" svg:height="13.942cm" svg:x="2.752cm" svg:y="0.731cm" svg:viewBox="0 0 11532 13943" draw:points="0,13943 0,0 11532,0 11532,13943 0,13943">
          <text:p/>
        </draw:polyline>
        <draw:line draw:style-name="gr3" draw:layer="layout" svg:x1="2.752cm" svg:y1="14.673cm" svg:x2="14.283cm" svg:y2="14.673cm">
          <text:p/>
        </draw:line>
        <draw:line draw:style-name="gr3" draw:layer="layout" svg:x1="2.752cm" svg:y1="0.731cm" svg:x2="14.283cm" svg:y2="0.731cm">
          <text:p/>
        </draw:line>
        <draw:line draw:style-name="gr3" draw:layer="layout" svg:x1="2.752cm" svg:y1="14.673cm" svg:x2="2.752cm" svg:y2="0.731cm">
          <text:p/>
        </draw:line>
        <draw:line draw:style-name="gr3" draw:layer="layout" svg:x1="14.283cm" svg:y1="14.673cm" svg:x2="14.283cm" svg:y2="0.731cm">
          <text:p/>
        </draw:line>
        <draw:line draw:style-name="gr3" draw:layer="layout" svg:x1="2.752cm" svg:y1="14.673cm" svg:x2="14.283cm" svg:y2="14.673cm">
          <text:p/>
        </draw:line>
        <draw:line draw:style-name="gr3" draw:layer="layout" svg:x1="2.752cm" svg:y1="14.673cm" svg:x2="2.752cm" svg:y2="0.731cm">
          <text:p/>
        </draw:line>
        <draw:line draw:style-name="gr3" draw:layer="layout" svg:x1="2.752cm" svg:y1="14.673cm" svg:x2="2.752cm" svg:y2="14.528cm">
          <text:p/>
        </draw:line>
        <draw:line draw:style-name="gr3" draw:layer="layout" svg:x1="2.752cm" svg:y1="0.738cm" svg:x2="2.752cm" svg:y2="0.876cm">
          <text:p/>
        </draw:line>
        <draw:line draw:style-name="gr3" draw:layer="layout" svg:x1="4.03cm" svg:y1="14.673cm" svg:x2="4.03cm" svg:y2="14.528cm">
          <text:p/>
        </draw:line>
        <draw:line draw:style-name="gr3" draw:layer="layout" svg:x1="4.03cm" svg:y1="0.738cm" svg:x2="4.03cm" svg:y2="0.876cm">
          <text:p/>
        </draw:line>
        <draw:line draw:style-name="gr3" draw:layer="layout" svg:x1="5.314cm" svg:y1="14.673cm" svg:x2="5.314cm" svg:y2="14.528cm">
          <text:p/>
        </draw:line>
        <draw:line draw:style-name="gr3" draw:layer="layout" svg:x1="5.314cm" svg:y1="0.738cm" svg:x2="5.314cm" svg:y2="0.876cm">
          <text:p/>
        </draw:line>
        <draw:line draw:style-name="gr3" draw:layer="layout" svg:x1="6.592cm" svg:y1="14.673cm" svg:x2="6.592cm" svg:y2="14.528cm">
          <text:p/>
        </draw:line>
        <draw:line draw:style-name="gr3" draw:layer="layout" svg:x1="6.592cm" svg:y1="0.738cm" svg:x2="6.592cm" svg:y2="0.876cm">
          <text:p/>
        </draw:line>
        <draw:frame draw:style-name="gr10" draw:text-style-name="P4" draw:layer="layout" svg:width="1.255cm" svg:height="0.7cm" svg:x="4.724cm" svg:y="14.318cm">
          <draw:text-box>
            <text:p text:style-name="P4"><text:span text:style-name="T2">1000</text:span></text:p>
          </draw:text-box>
        </draw:frame>
        <draw:line draw:style-name="gr3" draw:layer="layout" svg:x1="7.876cm" svg:y1="14.673cm" svg:x2="7.876cm" svg:y2="14.528cm">
          <text:p/>
        </draw:line>
        <draw:line draw:style-name="gr3" draw:layer="layout" svg:x1="7.876cm" svg:y1="0.738cm" svg:x2="7.876cm" svg:y2="0.876cm">
          <text:p/>
        </draw:line>
        <draw:line draw:style-name="gr3" draw:layer="layout" svg:x1="9.153cm" svg:y1="14.673cm" svg:x2="9.153cm" svg:y2="14.528cm">
          <text:p/>
        </draw:line>
        <draw:line draw:style-name="gr3" draw:layer="layout" svg:x1="9.153cm" svg:y1="0.738cm" svg:x2="9.153cm" svg:y2="0.876cm">
          <text:p/>
        </draw:line>
        <draw:frame draw:style-name="gr11" draw:text-style-name="P4" draw:layer="layout" svg:width="1.255cm" svg:height="0.7cm" svg:x="7.286cm" svg:y="14.318cm">
          <draw:text-box>
            <text:p text:style-name="P4"><text:span text:style-name="T2">2000</text:span></text:p>
          </draw:text-box>
        </draw:frame>
        <draw:line draw:style-name="gr3" draw:layer="layout" svg:x1="10.438cm" svg:y1="14.673cm" svg:x2="10.438cm" svg:y2="14.528cm">
          <text:p/>
        </draw:line>
        <draw:line draw:style-name="gr3" draw:layer="layout" svg:x1="10.438cm" svg:y1="0.738cm" svg:x2="10.438cm" svg:y2="0.876cm">
          <text:p/>
        </draw:line>
        <draw:line draw:style-name="gr3" draw:layer="layout" svg:x1="11.715cm" svg:y1="14.673cm" svg:x2="11.715cm" svg:y2="14.528cm">
          <text:p/>
        </draw:line>
        <draw:line draw:style-name="gr3" draw:layer="layout" svg:x1="11.715cm" svg:y1="0.738cm" svg:x2="11.715cm" svg:y2="0.876cm">
          <text:p/>
        </draw:line>
        <draw:frame draw:style-name="gr11" draw:text-style-name="P4" draw:layer="layout" svg:width="1.255cm" svg:height="0.7cm" svg:x="9.794cm" svg:y="14.351cm">
          <draw:text-box>
            <text:p text:style-name="P4"><text:span text:style-name="T2">3000</text:span></text:p>
          </draw:text-box>
        </draw:frame>
        <draw:line draw:style-name="gr3" draw:layer="layout" svg:x1="12.999cm" svg:y1="14.673cm" svg:x2="12.999cm" svg:y2="14.528cm">
          <text:p/>
        </draw:line>
        <draw:line draw:style-name="gr3" draw:layer="layout" svg:x1="12.999cm" svg:y1="0.738cm" svg:x2="12.999cm" svg:y2="0.876cm">
          <text:p/>
        </draw:line>
        <draw:line draw:style-name="gr3" draw:layer="layout" svg:x1="14.283cm" svg:y1="14.673cm" svg:x2="14.283cm" svg:y2="14.528cm">
          <text:p/>
        </draw:line>
        <draw:line draw:style-name="gr3" draw:layer="layout" svg:x1="14.283cm" svg:y1="0.738cm" svg:x2="14.283cm" svg:y2="0.876cm">
          <text:p/>
        </draw:line>
        <draw:frame draw:style-name="gr12" draw:text-style-name="P4" draw:layer="layout" svg:width="1.255cm" svg:height="0.7cm" svg:x="12.309cm" svg:y="14.318cm">
          <draw:text-box>
            <text:p text:style-name="P4"><text:span text:style-name="T2">4000</text:span></text:p>
          </draw:text-box>
        </draw:frame>
        <draw:line draw:style-name="gr3" draw:layer="layout" svg:x1="2.752cm" svg:y1="14.673cm" svg:x2="2.872cm" svg:y2="14.673cm">
          <text:p/>
        </draw:line>
        <draw:line draw:style-name="gr3" draw:layer="layout" svg:x1="14.283cm" svg:y1="14.673cm" svg:x2="14.157cm" svg:y2="14.673cm">
          <text:p/>
        </draw:line>
        <draw:line draw:style-name="gr3" draw:layer="layout" svg:x1="2.752cm" svg:y1="12.677cm" svg:x2="2.872cm" svg:y2="12.677cm">
          <text:p/>
        </draw:line>
        <draw:line draw:style-name="gr3" draw:layer="layout" svg:x1="14.283cm" svg:y1="12.677cm" svg:x2="14.157cm" svg:y2="12.677cm">
          <text:p/>
        </draw:line>
        <draw:frame draw:style-name="gr13" draw:text-style-name="P4" draw:layer="layout" svg:width="0.315cm" svg:height="0.7cm" svg:x="2.533cm" svg:y="14.151cm">
          <draw:text-box>
            <text:p text:style-name="P4"><text:span text:style-name="T2">0</text:span></text:p>
          </draw:text-box>
        </draw:frame>
        <draw:line draw:style-name="gr3" draw:layer="layout" svg:x1="2.752cm" svg:y1="10.688cm" svg:x2="2.872cm" svg:y2="10.688cm">
          <text:p/>
        </draw:line>
        <draw:line draw:style-name="gr3" draw:layer="layout" svg:x1="14.283cm" svg:y1="10.688cm" svg:x2="14.157cm" svg:y2="10.688cm">
          <text:p/>
        </draw:line>
        <draw:frame draw:style-name="gr14" draw:text-style-name="P4" draw:layer="layout" svg:width="1.412cm" svg:height="0.7cm" svg:x="2.022cm" svg:y="12.569cm">
          <draw:text-box>
            <text:p text:style-name="P4"><text:span text:style-name="T2">0.002</text:span></text:p>
          </draw:text-box>
        </draw:frame>
        <draw:line draw:style-name="gr3" draw:layer="layout" svg:x1="2.752cm" svg:y1="8.699cm" svg:x2="2.872cm" svg:y2="8.699cm">
          <text:p/>
        </draw:line>
        <draw:line draw:style-name="gr3" draw:layer="layout" svg:x1="14.283cm" svg:y1="8.699cm" svg:x2="14.157cm" svg:y2="8.699cm">
          <text:p/>
        </draw:line>
        <draw:frame draw:style-name="gr15" draw:text-style-name="P4" draw:layer="layout" svg:width="1.412cm" svg:height="0.7cm" svg:x="2.022cm" svg:y="10.58cm">
          <draw:text-box>
            <text:p text:style-name="P4"><text:span text:style-name="T2">0.004</text:span></text:p>
          </draw:text-box>
        </draw:frame>
        <draw:line draw:style-name="gr3" draw:layer="layout" svg:x1="2.752cm" svg:y1="6.703cm" svg:x2="2.872cm" svg:y2="6.703cm">
          <text:p/>
        </draw:line>
        <draw:line draw:style-name="gr3" draw:layer="layout" svg:x1="14.283cm" svg:y1="6.703cm" svg:x2="14.157cm" svg:y2="6.703cm">
          <text:p/>
        </draw:line>
        <draw:frame draw:style-name="gr15" draw:text-style-name="P4" draw:layer="layout" svg:width="1.412cm" svg:height="0.7cm" svg:x="2.022cm" svg:y="8.592cm">
          <draw:text-box>
            <text:p text:style-name="P4"><text:span text:style-name="T2">0.006</text:span></text:p>
          </draw:text-box>
        </draw:frame>
        <draw:line draw:style-name="gr3" draw:layer="layout" svg:x1="2.752cm" svg:y1="4.715cm" svg:x2="2.872cm" svg:y2="4.715cm">
          <text:p/>
        </draw:line>
        <draw:line draw:style-name="gr3" draw:layer="layout" svg:x1="14.283cm" svg:y1="4.715cm" svg:x2="14.157cm" svg:y2="4.715cm">
          <text:p/>
        </draw:line>
        <draw:frame draw:style-name="gr15" draw:text-style-name="P4" draw:layer="layout" svg:width="1.412cm" svg:height="0.7cm" svg:x="2.022cm" svg:y="6.596cm">
          <draw:text-box>
            <text:p text:style-name="P4"><text:span text:style-name="T2">0.008</text:span></text:p>
          </draw:text-box>
        </draw:frame>
        <draw:line draw:style-name="gr3" draw:layer="layout" svg:x1="2.752cm" svg:y1="2.727cm" svg:x2="2.872cm" svg:y2="2.727cm">
          <text:p/>
        </draw:line>
        <draw:line draw:style-name="gr3" draw:layer="layout" svg:x1="14.283cm" svg:y1="2.727cm" svg:x2="14.157cm" svg:y2="2.727cm">
          <text:p/>
        </draw:line>
        <draw:frame draw:style-name="gr16" draw:text-style-name="P4" draw:layer="layout" svg:width="1.412cm" svg:height="0.7cm" svg:x="2.018cm" svg:y="4.507cm">
          <draw:text-box>
            <text:p text:style-name="P4"><text:span text:style-name="T2">0.010</text:span></text:p>
          </draw:text-box>
        </draw:frame>
        <draw:line draw:style-name="gr3" draw:layer="layout" svg:x1="2.752cm" svg:y1="0.738cm" svg:x2="2.872cm" svg:y2="0.738cm">
          <text:p/>
        </draw:line>
        <draw:line draw:style-name="gr3" draw:layer="layout" svg:x1="14.283cm" svg:y1="0.738cm" svg:x2="14.157cm" svg:y2="0.738cm">
          <text:p/>
        </draw:line>
        <draw:frame draw:style-name="gr14" draw:text-style-name="P4" draw:layer="layout" svg:width="1.412cm" svg:height="0.7cm" svg:x="2.022cm" svg:y="2.618cm">
          <draw:text-box>
            <text:p text:style-name="P4"><text:span text:style-name="T2">0.012</text:span></text:p>
          </draw:text-box>
        </draw:frame>
        <draw:line draw:style-name="gr3" draw:layer="layout" svg:x1="2.752cm" svg:y1="14.673cm" svg:x2="14.283cm" svg:y2="14.673cm">
          <text:p/>
        </draw:line>
        <draw:line draw:style-name="gr3" draw:layer="layout" svg:x1="2.752cm" svg:y1="0.731cm" svg:x2="14.283cm" svg:y2="0.731cm">
          <text:p/>
        </draw:line>
        <draw:line draw:style-name="gr3" draw:layer="layout" svg:x1="2.752cm" svg:y1="14.673cm" svg:x2="2.752cm" svg:y2="0.731cm">
          <text:p/>
        </draw:line>
        <draw:line draw:style-name="gr3" draw:layer="layout" svg:x1="14.283cm" svg:y1="14.673cm" svg:x2="14.283cm" svg:y2="0.731cm">
          <text:p/>
        </draw:line>
        <draw:polyline draw:style-name="gr6" draw:layer="layout" svg:width="3.764cm" svg:height="0.101cm" svg:x="10.349cm" svg:y="14.571cm" svg:viewBox="0 0 3765 102" draw:points="0,0 38,51 76,8 114,0 151,30 196,22 233,8 271,22 309,73 346,44 384,88 422,66 459,30 497,22 535,30 573,51 610,102 648,51 686,88 724,44 762,44 799,73 837,73 875,66 913,44 951,66 988,102 1026,66 1064,102 1102,73 1140,66 1177,102 1448,102 1486,88 1600,88 1637,102 1675,88 1713,88 1751,102 1864,102 1902,88 1940,88 1978,102 2166,102 2204,88 2241,102 2279,102 2317,88 2355,102 2430,102 2475,88 2512,102 2626,102 2664,88 2701,102 3532,102 3570,88 3614,102 3727,102 3765,88">
          <text:p/>
        </draw:polyline>
        <draw:polyline draw:style-name="gr6" draw:layer="layout" svg:width="3.757cm" svg:height="4.614cm" svg:x="6.592cm" svg:y="10.001cm" svg:viewBox="0 0 3758 4615" draw:points="0,290 37,0 75,600 113,188 151,419 189,861 226,456 264,629 302,688 340,521 378,1381 415,1562 453,1439 497,1186 535,1823 572,1895 610,1606 648,1815 685,2011 723,1967 761,2227 799,1981 837,2357 874,2488 912,2502 950,2603 988,2647 1026,2690 1063,2763 1101,2813 1139,2647 1177,2980 1215,3399 1252,3197 1290,3052 1328,3254 1366,3175 1404,3406 1442,3088 1479,3319 1517,3327 1555,3464 1593,3515 1637,3550 1675,3515 1750,3515 1788,3696 1826,3796 1864,3681 1901,3840 1939,3964 1977,3861 2015,3993 2053,4072 2090,3971 2128,3993 2166,4174 2204,3861 2241,4079 2279,4051 2317,4224 2354,4174 2430,4174 2467,4282 2505,4412 2543,4347 2581,4152 2619,4347 2656,4325 2694,4260 2732,4296 2776,4296 2814,4427 2852,4427 2890,4434 2928,4391 2965,4434 3003,4427 3041,4485 3079,4448 3116,4412 3154,4470 3192,4513 3229,4456 3267,4513 3305,4527 3342,4448 3380,4615 3418,4513 3456,4550 3494,4492 3531,4579 3569,4571 3607,4492 3645,4593 3683,4557 3720,4571 3758,4571">
          <text:p/>
        </draw:polyline>
        <draw:polyline draw:style-name="gr6" draw:layer="layout" svg:width="3.758cm" svg:height="10.275cm" svg:x="2.834cm" svg:y="2.625cm" svg:viewBox="0 0 3759 10276" draw:points="0,10276 38,9836 76,9199 113,8772 151,8064 189,7630 227,7456 265,6617 302,6169 340,5960 378,4969 416,5265 453,4340 491,4513 529,4029 566,3632 604,3342 642,3472 679,2697 717,2654 755,2409 793,2234 837,1273 875,1258 913,1461 950,1800 988,1193 1026,1989 1064,1468 1102,1041 1139,340 1177,390 1215,58 1253,542 1291,167 1328,413 1366,413 1404,882 1442,752 1480,15 1517,550 1555,0 1593,167 1631,962 1669,861 1706,485 1744,774 1782,506 1820,811 1858,976 1895,1107 1933,1085 1977,1490 2015,1656 2053,651 2091,644 2128,1439 2166,2025 2204,1143 2241,1041 2279,1374 2317,2054 2354,2126 2392,2278 2430,2668 2468,2546 2506,2357 2543,3421 2581,2755 2619,2864 2657,3725 2695,3450 2732,3211 2770,3486 2808,3805 2846,4224 2884,4391 2921,4550 2959,5055 2997,4557 3035,4391 3073,5063 3116,5164 3154,5034 3192,5244 3229,5099 3267,5497 3305,5743 3343,6140 3381,5793 3418,5866 3456,6437 3494,6567 3532,6878 3570,6943 3607,7160 3645,6857 3683,7478 3721,7500 3759,7666">
          <text:p/>
        </draw:polyline>
        <draw:polyline draw:style-name="gr6" draw:layer="layout" svg:width="0.076cm" svg:height="1.295cm" svg:x="2.758cm" svg:y="12.901cm" svg:viewBox="0 0 77 1296" draw:points="0,1296 39,797 77,0">
          <text:p/>
        </draw:polyline>
        <draw:polyline draw:style-name="gr17" draw:layer="layout" svg:width="3.764cm" svg:height="0.037cm" svg:x="10.349cm" svg:y="14.636cm" svg:viewBox="0 0 3765 38" draw:points="0,9 38,9 76,0 114,23 151,15 196,15 233,23 271,23 309,15 384,15 422,23 573,23 610,30 648,23 686,30 762,30 799,23 837,30 1411,30 1448,38 1486,38 1524,30 1600,30 1637,38 1675,30 1713,38 1751,30 1789,30 1826,38 1864,38 1902,30 1940,38 2015,38 2053,30 2091,38 2241,38 2279,30 2317,38 2701,38 2739,30 2777,38 3079,38 3116,30 3154,38 3765,38">
          <text:p/>
        </draw:polyline>
        <draw:polyline draw:style-name="gr17" draw:layer="layout" svg:width="3.757cm" svg:height="5.25cm" svg:x="6.592cm" svg:y="9.394cm" svg:viewBox="0 0 3758 5251" draw:points="0,0 37,246 75,427 113,557 151,716 189,817 226,1056 264,1150 302,1266 340,1439 378,1648 415,1692 453,1786 497,1982 535,2055 572,2105 610,2228 648,2431 685,2604 723,2640 761,2669 799,2908 837,2829 874,3002 912,3082 950,3219 988,3240 1026,3399 1063,3515 1101,3559 1139,3624 1177,3609 1215,3797 1252,3761 1290,3927 1328,3942 1366,4036 1404,4123 1442,4116 1479,4260 1517,4296 1555,4231 1593,4311 1637,4311 1675,4427 1712,4484 1750,4542 1788,4550 1826,4592 1864,4586 1901,4636 1939,4686 1977,4701 2015,4694 2053,4781 2090,4795 2128,4853 2166,4853 2204,4890 2241,4867 2279,4932 2317,4932 2354,4990 2392,4947 2430,5005 2467,4998 2505,5019 2543,5026 2581,5063 2619,5055 2656,5077 2694,5099 2732,5120 2776,5128 2814,5128 2852,5120 2890,5142 2928,5157 2965,5142 3003,5178 3041,5171 3079,5178 3116,5193 3192,5193 3229,5200 3267,5207 3305,5229 3342,5222 3380,5229 3418,5222 3456,5222 3494,5236 3531,5229 3569,5236 3607,5236 3645,5243 3683,5243 3720,5251 3758,5251">
          <text:p/>
        </draw:polyline>
        <draw:polyline draw:style-name="gr17" draw:layer="layout" svg:width="3.758cm" svg:height="11.064cm" svg:x="2.834cm" svg:y="2.539cm" svg:viewBox="0 0 3759 11065" draw:points="0,11065 38,10710 76,10262 113,9900 151,9532 189,9192 227,8685 265,8345 302,7969 340,7717 378,7261 416,6993 453,6566 491,6118 529,5952 566,5402 604,5388 642,4911 679,4730 717,4346 755,4000 793,3767 837,3492 875,3131 913,2835 950,2675 988,2531 1026,2343 1064,2097 1102,1909 1139,1554 1177,1460 1215,1381 1253,1092 1291,1062 1328,781 1366,860 1404,839 1442,593 1480,455 1517,542 1555,318 1593,72 1631,79 1669,0 1706,246 1744,173 1782,246 1820,108 1858,246 1895,296 1933,86 1977,368 2015,311 2053,303 2091,325 2128,434 2166,383 2204,520 2241,622 2279,716 2317,897 2354,998 2392,1258 2430,1244 2468,1402 2506,1561 2543,1692 2581,1786 2619,2039 2657,2126 2695,2234 2732,2415 2770,2567 2808,2668 2846,2748 2884,3094 2921,3240 2959,3326 2997,3507 3035,3789 3073,3934 3116,3926 3154,4340 3192,4361 3229,4542 3267,4665 3305,4997 3343,5113 3381,5222 3418,5345 3456,5598 3494,5887 3532,5909 3570,6292 3607,6349 3645,6443 3683,6639 3721,6870 3759,6856">
          <text:p/>
        </draw:polyline>
        <draw:polyline draw:style-name="gr17" draw:layer="layout" svg:width="0.076cm" svg:height="0.78cm" svg:x="2.758cm" svg:y="13.603cm" svg:viewBox="0 0 77 781" draw:points="0,781 39,390 77,0">
          <text:p/>
        </draw:polyline>
        <draw:frame draw:style-name="gr14" draw:text-style-name="P4" draw:layer="layout" svg:width="1.412cm" svg:height="0.7cm" svg:x="2.022cm" svg:y="0.63cm">
          <draw:text-box>
            <text:p text:style-name="P4"><text:span text:style-name="T2">0.014</text:span></text:p>
          </draw:text-box>
        </draw:frame>
        <draw:polygon draw:style-name="gr1" draw:layer="layout" svg:width="4.274cm" svg:height="0.839cm" svg:x="9.792cm" svg:y="2.928cm" svg:viewBox="0 0 4275 840" draw:points="0,840 4275,840 4275,0 0,0">
          <text:p/>
        </draw:polygon>
        <draw:polyline draw:style-name="gr2" draw:layer="layout" svg:width="4.274cm" svg:height="0.839cm" svg:x="9.764cm" svg:y="1.027cm" svg:viewBox="0 0 4275 840" draw:points="0,840 0,0 4275,0 4275,840 0,840">
          <text:p/>
        </draw:polyline>
        <draw:line draw:style-name="gr18" draw:layer="layout" svg:x1="7.196cm" svg:y1="2.321cm" svg:x2="7.977cm" svg:y2="2.321cm">
          <text:p/>
        </draw:line>
        <draw:frame draw:style-name="gr19" draw:text-style-name="P4" draw:layer="layout" svg:width="4.172cm" svg:height="0.7cm" svg:x="8.325cm" svg:y="1.948cm">
          <draw:text-box>
            <text:p text:style-name="P4"><text:span text:style-name="T3">image </text:span><text:span text:style-name="T2">histogram</text:span></text:p>
          </draw:text-box>
        </draw:frame>
        <draw:line draw:style-name="gr17" draw:layer="layout" svg:x1="7.172cm" svg:y1="1.524cm" svg:x2="7.953cm" svg:y2="1.524cm">
          <text:p/>
        </draw:line>
        <draw:frame draw:style-name="gr20" draw:text-style-name="P4" draw:layer="layout" svg:width="5.588cm" svg:height="0.7cm" svg:x="8.277cm" svg:y="1.143cm">
          <draw:text-box>
            <text:p text:style-name="P4"><text:span text:style-name="T2">modeled response pdf</text:span></text:p>
          </draw:text-box>
        </draw:frame>
      </draw:page>
      <draw:page draw:name="page3" draw:style-name="dp1" draw:master-page-name="master-page3">
        <draw:polygon draw:style-name="gr1" draw:layer="layout" svg:width="12.087cm" svg:height="12.864cm" svg:x="2.241cm" svg:y="1.435cm" svg:viewBox="0 0 12088 12865" draw:points="0,12865 12088,12865 12088,0 0,0">
          <text:p/>
        </draw:polygon>
        <draw:polyline draw:style-name="gr2" draw:layer="layout" svg:width="12.087cm" svg:height="12.864cm" svg:x="2.241cm" svg:y="1.435cm" svg:viewBox="0 0 12088 12865" draw:points="0,12865 0,0 12088,0 12088,12865 0,12865">
          <text:p/>
        </draw:polyline>
        <draw:line draw:style-name="gr3" draw:layer="layout" svg:x1="2.241cm" svg:y1="14.3cm" svg:x2="14.328cm" svg:y2="14.3cm">
          <text:p/>
        </draw:line>
        <draw:line draw:style-name="gr3" draw:layer="layout" svg:x1="2.241cm" svg:y1="1.435cm" svg:x2="14.328cm" svg:y2="1.435cm">
          <text:p/>
        </draw:line>
        <draw:line draw:style-name="gr3" draw:layer="layout" svg:x1="2.241cm" svg:y1="14.299cm" svg:x2="2.241cm" svg:y2="1.435cm">
          <text:p/>
        </draw:line>
        <draw:line draw:style-name="gr3" draw:layer="layout" svg:x1="14.328cm" svg:y1="14.299cm" svg:x2="14.328cm" svg:y2="1.435cm">
          <text:p/>
        </draw:line>
        <draw:line draw:style-name="gr3" draw:layer="layout" svg:x1="2.241cm" svg:y1="14.3cm" svg:x2="14.328cm" svg:y2="14.3cm">
          <text:p/>
        </draw:line>
        <draw:line draw:style-name="gr3" draw:layer="layout" svg:x1="2.241cm" svg:y1="14.299cm" svg:x2="2.241cm" svg:y2="1.435cm">
          <text:p/>
        </draw:line>
        <draw:line draw:style-name="gr3" draw:layer="layout" svg:x1="3.468cm" svg:y1="14.3cm" svg:x2="3.468cm" svg:y2="14.166cm">
          <text:p/>
        </draw:line>
        <draw:line draw:style-name="gr3" draw:layer="layout" svg:x1="3.468cm" svg:y1="1.435cm" svg:x2="3.468cm" svg:y2="1.562cm">
          <text:p/>
        </draw:line>
        <draw:line draw:style-name="gr3" draw:layer="layout" svg:x1="4.695cm" svg:y1="14.3cm" svg:x2="4.695cm" svg:y2="14.166cm">
          <text:p/>
        </draw:line>
        <draw:line draw:style-name="gr3" draw:layer="layout" svg:x1="4.695cm" svg:y1="1.435cm" svg:x2="4.695cm" svg:y2="1.562cm">
          <text:p/>
        </draw:line>
        <draw:frame draw:style-name="gr21" draw:text-style-name="P4" draw:layer="layout" svg:width="0.315cm" svg:height="0.7cm" svg:x="3.395cm" svg:y="14.433cm">
          <draw:text-box>
            <text:p text:style-name="P4"><text:span text:style-name="T2">2</text:span></text:p>
          </draw:text-box>
        </draw:frame>
        <draw:line draw:style-name="gr3" draw:layer="layout" svg:x1="5.929cm" svg:y1="14.3cm" svg:x2="5.929cm" svg:y2="14.166cm">
          <text:p/>
        </draw:line>
        <draw:line draw:style-name="gr3" draw:layer="layout" svg:x1="5.929cm" svg:y1="1.435cm" svg:x2="5.929cm" svg:y2="1.562cm">
          <text:p/>
        </draw:line>
        <draw:frame draw:style-name="gr22" draw:text-style-name="P4" draw:layer="layout" svg:width="0.315cm" svg:height="0.7cm" svg:x="4.623cm" svg:y="14.433cm">
          <draw:text-box>
            <text:p text:style-name="P4"><text:span text:style-name="T2">4</text:span></text:p>
          </draw:text-box>
        </draw:frame>
        <draw:line draw:style-name="gr3" draw:layer="layout" svg:x1="7.157cm" svg:y1="14.3cm" svg:x2="7.157cm" svg:y2="14.166cm">
          <text:p/>
        </draw:line>
        <draw:line draw:style-name="gr3" draw:layer="layout" svg:x1="7.157cm" svg:y1="1.435cm" svg:x2="7.157cm" svg:y2="1.562cm">
          <text:p/>
        </draw:line>
        <draw:frame draw:style-name="gr22" draw:text-style-name="P4" draw:layer="layout" svg:width="0.315cm" svg:height="0.7cm" svg:x="5.857cm" svg:y="14.433cm">
          <draw:text-box>
            <text:p text:style-name="P4"><text:span text:style-name="T2">6</text:span></text:p>
          </draw:text-box>
        </draw:frame>
        <draw:line draw:style-name="gr3" draw:layer="layout" svg:x1="8.383cm" svg:y1="14.3cm" svg:x2="8.383cm" svg:y2="14.166cm">
          <text:p/>
        </draw:line>
        <draw:line draw:style-name="gr3" draw:layer="layout" svg:x1="8.383cm" svg:y1="1.435cm" svg:x2="8.383cm" svg:y2="1.562cm">
          <text:p/>
        </draw:line>
        <draw:frame draw:style-name="gr22" draw:text-style-name="P4" draw:layer="layout" svg:width="0.315cm" svg:height="0.7cm" svg:x="6.984cm" svg:y="14.433cm">
          <draw:text-box>
            <text:p text:style-name="P4"><text:span text:style-name="T2">8</text:span></text:p>
          </draw:text-box>
        </draw:frame>
        <draw:line draw:style-name="gr3" draw:layer="layout" svg:x1="9.618cm" svg:y1="14.3cm" svg:x2="9.618cm" svg:y2="14.166cm">
          <text:p/>
        </draw:line>
        <draw:line draw:style-name="gr3" draw:layer="layout" svg:x1="9.618cm" svg:y1="1.435cm" svg:x2="9.618cm" svg:y2="1.562cm">
          <text:p/>
        </draw:line>
        <draw:frame draw:style-name="gr23" draw:text-style-name="P4" draw:layer="layout" svg:width="0.629cm" svg:height="0.7cm" svg:x="8.032cm" svg:y="14.433cm">
          <draw:text-box>
            <text:p text:style-name="P4"><text:span text:style-name="T2">10</text:span></text:p>
          </draw:text-box>
        </draw:frame>
        <draw:line draw:style-name="gr3" draw:layer="layout" svg:x1="10.844cm" svg:y1="14.3cm" svg:x2="10.844cm" svg:y2="14.166cm">
          <text:p/>
        </draw:line>
        <draw:line draw:style-name="gr3" draw:layer="layout" svg:x1="10.844cm" svg:y1="1.435cm" svg:x2="10.844cm" svg:y2="1.562cm">
          <text:p/>
        </draw:line>
        <draw:frame draw:style-name="gr23" draw:text-style-name="P4" draw:layer="layout" svg:width="0.629cm" svg:height="0.7cm" svg:x="9.266cm" svg:y="14.433cm">
          <draw:text-box>
            <text:p text:style-name="P4"><text:span text:style-name="T2">12</text:span></text:p>
          </draw:text-box>
        </draw:frame>
        <draw:line draw:style-name="gr3" draw:layer="layout" svg:x1="12.072cm" svg:y1="14.3cm" svg:x2="12.072cm" svg:y2="14.166cm">
          <text:p/>
        </draw:line>
        <draw:line draw:style-name="gr3" draw:layer="layout" svg:x1="12.072cm" svg:y1="1.435cm" svg:x2="12.072cm" svg:y2="1.562cm">
          <text:p/>
        </draw:line>
        <draw:frame draw:style-name="gr23" draw:text-style-name="P4" draw:layer="layout" svg:width="0.629cm" svg:height="0.7cm" svg:x="10.493cm" svg:y="14.433cm">
          <draw:text-box>
            <text:p text:style-name="P4"><text:span text:style-name="T2">14</text:span></text:p>
          </draw:text-box>
        </draw:frame>
        <draw:line draw:style-name="gr3" draw:layer="layout" svg:x1="13.305cm" svg:y1="14.3cm" svg:x2="13.305cm" svg:y2="14.166cm">
          <text:p/>
        </draw:line>
        <draw:line draw:style-name="gr3" draw:layer="layout" svg:x1="13.305cm" svg:y1="1.435cm" svg:x2="13.305cm" svg:y2="1.562cm">
          <text:p/>
        </draw:line>
        <draw:frame draw:style-name="gr23" draw:text-style-name="P4" draw:layer="layout" svg:width="0.629cm" svg:height="0.7cm" svg:x="11.72cm" svg:y="14.433cm">
          <draw:text-box>
            <text:p text:style-name="P4"><text:span text:style-name="T2">16</text:span></text:p>
          </draw:text-box>
        </draw:frame>
        <draw:frame draw:style-name="gr23" draw:text-style-name="P4" draw:layer="layout" svg:width="0.629cm" svg:height="0.7cm" svg:x="12.954cm" svg:y="14.433cm">
          <draw:text-box>
            <text:p text:style-name="P4"><text:span text:style-name="T2">18</text:span></text:p>
          </draw:text-box>
        </draw:frame>
        <draw:frame draw:style-name="gr24" draw:text-style-name="P4" draw:layer="layout" svg:width="1.069cm" svg:height="0.7cm" svg:x="13.584cm" svg:y="14.152cm">
          <draw:text-box>
            <text:p text:style-name="P4"><text:span text:style-name="T2">x 10</text:span></text:p>
          </draw:text-box>
        </draw:frame>
        <draw:line draw:style-name="gr3" draw:layer="layout" svg:x1="2.241cm" svg:y1="14.3cm" svg:x2="2.366cm" svg:y2="14.3cm">
          <text:p/>
        </draw:line>
        <draw:line draw:style-name="gr3" draw:layer="layout" svg:x1="14.328cm" svg:y1="14.3cm" svg:x2="14.196cm" svg:y2="14.3cm">
          <text:p/>
        </draw:line>
        <draw:frame draw:style-name="gr25" draw:text-style-name="P5" draw:layer="layout" svg:width="0.197cm" svg:height="0.442cm" svg:x="14.528cm" svg:y="13.987cm">
          <draw:text-box>
            <text:p text:style-name="P5"><text:span text:style-name="T4">6</text:span></text:p>
          </draw:text-box>
        </draw:frame>
        <draw:line draw:style-name="gr3" draw:layer="layout" svg:x1="2.241cm" svg:y1="12.457cm" svg:x2="2.366cm" svg:y2="12.457cm">
          <text:p/>
        </draw:line>
        <draw:line draw:style-name="gr3" draw:layer="layout" svg:x1="14.328cm" svg:y1="12.457cm" svg:x2="14.196cm" svg:y2="12.457cm">
          <text:p/>
        </draw:line>
        <draw:frame draw:style-name="gr26" draw:text-style-name="P4" draw:layer="layout" svg:width="0.315cm" svg:height="0.7cm" svg:x="2.011cm" svg:y="14.113cm">
          <draw:text-box>
            <text:p text:style-name="P4"><text:span text:style-name="T2">0</text:span></text:p>
          </draw:text-box>
        </draw:frame>
        <draw:line draw:style-name="gr3" draw:layer="layout" svg:x1="2.241cm" svg:y1="10.622cm" svg:x2="2.366cm" svg:y2="10.622cm">
          <text:p/>
        </draw:line>
        <draw:line draw:style-name="gr3" draw:layer="layout" svg:x1="14.328cm" svg:y1="10.622cm" svg:x2="14.196cm" svg:y2="10.622cm">
          <text:p/>
        </draw:line>
        <draw:frame draw:style-name="gr27" draw:text-style-name="P4" draw:layer="layout" svg:width="0.785cm" svg:height="0.7cm" svg:x="1.786cm" svg:y="12.358cm">
          <draw:text-box>
            <text:p text:style-name="P4"><text:span text:style-name="T2">0.2</text:span></text:p>
          </draw:text-box>
        </draw:frame>
        <draw:line draw:style-name="gr3" draw:layer="layout" svg:x1="2.241cm" svg:y1="8.785cm" svg:x2="2.366cm" svg:y2="8.785cm">
          <text:p/>
        </draw:line>
        <draw:line draw:style-name="gr3" draw:layer="layout" svg:x1="14.328cm" svg:y1="8.785cm" svg:x2="14.196cm" svg:y2="8.785cm">
          <text:p/>
        </draw:line>
        <draw:frame draw:style-name="gr28" draw:text-style-name="P4" draw:layer="layout" svg:width="0.785cm" svg:height="0.7cm" svg:x="1.786cm" svg:y="10.521cm">
          <draw:text-box>
            <text:p text:style-name="P4"><text:span text:style-name="T2">0.4</text:span></text:p>
          </draw:text-box>
        </draw:frame>
        <draw:line draw:style-name="gr3" draw:layer="layout" svg:x1="2.241cm" svg:y1="6.943cm" svg:x2="2.366cm" svg:y2="6.943cm">
          <text:p/>
        </draw:line>
        <draw:line draw:style-name="gr3" draw:layer="layout" svg:x1="14.328cm" svg:y1="6.943cm" svg:x2="14.196cm" svg:y2="6.943cm">
          <text:p/>
        </draw:line>
        <draw:frame draw:style-name="gr28" draw:text-style-name="P4" draw:layer="layout" svg:width="0.785cm" svg:height="0.7cm" svg:x="1.786cm" svg:y="8.686cm">
          <draw:text-box>
            <text:p text:style-name="P4"><text:span text:style-name="T2">0.6</text:span></text:p>
          </draw:text-box>
        </draw:frame>
        <draw:line draw:style-name="gr3" draw:layer="layout" svg:x1="2.241cm" svg:y1="5.107cm" svg:x2="2.366cm" svg:y2="5.107cm">
          <text:p/>
        </draw:line>
        <draw:line draw:style-name="gr3" draw:layer="layout" svg:x1="14.328cm" svg:y1="5.107cm" svg:x2="14.196cm" svg:y2="5.107cm">
          <text:p/>
        </draw:line>
        <draw:frame draw:style-name="gr28" draw:text-style-name="P4" draw:layer="layout" svg:width="0.785cm" svg:height="0.7cm" svg:x="1.786cm" svg:y="6.844cm">
          <draw:text-box>
            <text:p text:style-name="P4"><text:span text:style-name="T2">0.8</text:span></text:p>
          </draw:text-box>
        </draw:frame>
        <draw:line draw:style-name="gr3" draw:layer="layout" svg:x1="2.241cm" svg:y1="3.272cm" svg:x2="2.366cm" svg:y2="3.272cm">
          <text:p/>
        </draw:line>
        <draw:line draw:style-name="gr3" draw:layer="layout" svg:x1="14.328cm" svg:y1="3.272cm" svg:x2="14.196cm" svg:y2="3.272cm">
          <text:p/>
        </draw:line>
        <draw:frame draw:style-name="gr26" draw:text-style-name="P4" draw:layer="layout" svg:width="0.785cm" svg:height="0.7cm" svg:x="1.811cm" svg:y="5.008cm">
          <draw:text-box>
            <text:p text:style-name="P4"><text:span text:style-name="T2">1.0</text:span></text:p>
          </draw:text-box>
        </draw:frame>
        <draw:line draw:style-name="gr3" draw:layer="layout" svg:x1="2.341cm" svg:y1="1.435cm" svg:x2="2.466cm" svg:y2="1.435cm">
          <text:p/>
        </draw:line>
        <draw:line draw:style-name="gr3" draw:layer="layout" svg:x1="14.328cm" svg:y1="1.435cm" svg:x2="14.196cm" svg:y2="1.435cm">
          <text:p/>
        </draw:line>
        <draw:frame draw:style-name="gr27" draw:text-style-name="P4" draw:layer="layout" svg:width="0.785cm" svg:height="0.7cm" svg:x="1.786cm" svg:y="3.171cm">
          <draw:text-box>
            <text:p text:style-name="P4"><text:span text:style-name="T2">1.2</text:span></text:p>
          </draw:text-box>
        </draw:frame>
        <draw:frame draw:style-name="gr27" draw:text-style-name="P4" draw:layer="layout" svg:width="0.785cm" svg:height="0.7cm" svg:x="1.786cm" svg:y="1.335cm">
          <draw:text-box>
            <text:p text:style-name="P4"><text:span text:style-name="T2">1.4</text:span></text:p>
          </draw:text-box>
        </draw:frame>
        <draw:frame draw:style-name="gr29" draw:text-style-name="P4" draw:layer="layout" svg:width="1.069cm" svg:height="0.7cm" svg:x="2.732cm" svg:y="1.024cm">
          <draw:text-box>
            <text:p text:style-name="P4"><text:span text:style-name="T2">x 10</text:span></text:p>
          </draw:text-box>
        </draw:frame>
        <draw:line draw:style-name="gr3" draw:layer="layout" svg:x1="2.241cm" svg:y1="14.3cm" svg:x2="14.328cm" svg:y2="14.3cm">
          <text:p/>
        </draw:line>
        <draw:line draw:style-name="gr3" draw:layer="layout" svg:x1="2.241cm" svg:y1="1.435cm" svg:x2="14.328cm" svg:y2="1.435cm">
          <text:p/>
        </draw:line>
        <draw:line draw:style-name="gr3" draw:layer="layout" svg:x1="2.241cm" svg:y1="14.299cm" svg:x2="2.241cm" svg:y2="1.435cm">
          <text:p/>
        </draw:line>
        <draw:line draw:style-name="gr3" draw:layer="layout" svg:x1="14.328cm" svg:y1="14.299cm" svg:x2="14.328cm" svg:y2="1.435cm">
          <text:p/>
        </draw:line>
        <draw:polyline draw:style-name="gr30" draw:layer="layout" svg:width="4.005cm" svg:height="0.007cm" svg:x="10.324cm" svg:y="14.292cm" svg:viewBox="0 0 4006 8" draw:points="0,0 39,0 79,8 362,8 402,0 442,8 482,0 528,8 930,8 969,0 1009,8 1089,8 1128,0 1174,8 1372,8 1411,0 1451,8 1735,8 1782,0 1821,8 3596,8 3636,0 3675,8 3960,8 4006,0">
          <text:p/>
        </draw:polyline>
        <draw:polyline draw:style-name="gr30" draw:layer="layout" svg:width="4.005cm" svg:height="0.053cm" svg:x="6.318cm" svg:y="14.246cm" svg:viewBox="0 0 4006 54" draw:points="0,0 40,7 86,28 125,20 165,28 205,14 245,20 284,20 323,28 409,28 449,20 489,28 528,34 567,34 607,28 647,28 687,34 733,28 772,34 812,41 851,41 891,34 970,34 1016,41 1096,41 1135,34 1174,41 1340,41 1379,47 1419,47 1458,41 1538,41 1578,47 1618,47 1664,41 1704,41 1742,47 1862,47 1901,54 1940,47 1987,47 2027,41 2066,47 2106,47 2145,41 2185,47 2225,54 2264,47 2311,47 2350,54 2389,47 2713,47 2752,41 2792,47 2831,54 2871,47 2911,47 2957,54 2996,54 3036,47 3076,47 3116,54 3643,54 3683,47 3722,47 3762,54 3801,47 3841,54 3887,47 3927,54 3967,54 4006,47">
          <text:p/>
        </draw:polyline>
        <draw:polyline draw:style-name="gr30" draw:layer="layout" svg:width="3.998cm" svg:height="8.097cm" svg:x="2.32cm" svg:y="6.162cm" svg:viewBox="0 0 3999 8098" draw:points="0,0 40,761 79,1429 119,2163 159,2563 198,3137 245,3384 284,3792 323,4112 363,4332 403,4359 443,4780 482,5047 521,5193 568,5467 607,5594 647,5661 687,5841 726,6068 766,6228 805,6214 845,6341 891,6449 930,6495 970,6609 1010,6710 1050,6750 1089,6883 1128,6977 1168,7037 1214,7083 1254,7183 1294,7224 1333,7230 1373,7264 1412,7317 1452,7324 1492,7357 1538,7370 1578,7457 1618,7557 1658,7530 1697,7564 1736,7638 1776,7571 1816,7704 1862,7638 1901,7711 1941,7690 1980,7771 2020,7765 2060,7778 2099,7804 2139,7811 2185,7824 2225,7831 2265,7844 2304,7911 2343,7917 2383,7891 2423,7911 2469,7925 2509,7911 2548,7917 2587,7931 2627,7965 2667,7958 2706,7971 2746,7965 2792,7971 2832,7958 2871,7998 2911,8011 2950,7998 2990,8031 3030,8025 3069,8025 3116,8038 3155,8044 3234,8044 3274,8052 3314,8052 3353,8031 3392,8065 3439,8052 3478,8078 3518,8071 3557,8065 3597,8071 3637,8091 3676,8085 3716,8098 3762,8085 3801,8078 3841,8098 3881,8091 3921,8085 3960,8091 3999,8085">
          <text:p/>
        </draw:polyline>
        <draw:polyline draw:style-name="gr30" draw:layer="layout" svg:width="0.078cm" svg:height="3.077cm" svg:x="2.241cm" svg:y="3.085cm" svg:viewBox="0 0 79 3078" draw:points="0,0 41,1989 79,3078">
          <text:p/>
        </draw:polyline>
        <draw:polyline draw:style-name="gr17" draw:layer="layout" svg:width="12.087cm" svg:height="8.277cm" svg:x="2.241cm" svg:y="6.015cm" svg:viewBox="0 0 12088 8278" draw:points="0,0 19,287 46,567 66,834 92,1094 118,1341 139,1582 165,1816 191,2042 211,2263 238,2469 264,2670 284,2870 310,3057 337,3237 356,3411 383,3584 409,3744 429,3905 455,4058 482,4206 501,4345 528,4485 554,4612 574,4746 600,4866 627,4986 647,5100 673,5213 699,5320 719,5421 771,5614 792,5707 845,5887 864,5968 917,6128 963,6274 1009,6415 1062,6542 1108,6662 1155,6769 1207,6875 1254,6969 1300,7062 1353,7143 1399,7224 1445,7297 1544,7424 1590,7484 1689,7590 1788,7677 1880,7757 1979,7831 2078,7891 2170,7937 2269,7985 2368,8025 2560,8091 2751,8137 2949,8171 3141,8198 3332,8218 3721,8245 4104,8264 4493,8271 5265,8278 12088,8278">
          <text:p/>
        </draw:polyline>
        <draw:frame draw:style-name="gr31" draw:text-style-name="P5" draw:layer="layout" svg:width="0.4cm" svg:height="0.442cm" svg:x="3.655cm" svg:y="0.816cm">
          <draw:text-box>
            <text:p text:style-name="P5"><text:span text:style-name="T4">−</text:span><text:span text:style-name="T4">6</text:span></text:p>
          </draw:text-box>
        </draw:frame>
        <draw:line draw:style-name="gr18" draw:layer="layout" svg:x1="7.197cm" svg:y1="4.522cm" svg:x2="7.978cm" svg:y2="4.522cm">
          <text:p/>
        </draw:line>
        <draw:frame draw:style-name="gr19" draw:text-style-name="P4" draw:layer="layout" svg:width="4.172cm" svg:height="0.7cm" svg:x="8.326cm" svg:y="4.149cm">
          <draw:text-box>
            <text:p text:style-name="P4"><text:span text:style-name="T3">image </text:span><text:span text:style-name="T2">histogram</text:span></text:p>
          </draw:text-box>
        </draw:frame>
        <draw:line draw:style-name="gr17" draw:layer="layout" svg:x1="7.173cm" svg:y1="3.725cm" svg:x2="7.954cm" svg:y2="3.725cm">
          <text:p/>
        </draw:line>
        <draw:frame draw:style-name="gr20" draw:text-style-name="P4" draw:layer="layout" svg:width="5.588cm" svg:height="0.7cm" svg:x="8.278cm" svg:y="3.444cm">
          <draw:text-box>
            <text:p text:style-name="P4"><text:span text:style-name="T2">modeled response pdf</text:span></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6.333cm" fo:page-height="17.07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6-11T20:34:51</dc:date>
    <meta:generator>LibreOffice/3.4$Linux LibreOffice_project/340m1$Build-402</meta:generator>
    <meta:editing-duration>PT2H30M34S</meta:editing-duration>
    <meta:editing-cycles>9</meta:editing-cycles>
    <meta:document-statistic meta:object-count="201"/>
  </office:meta>
</office:document-meta>
</file>